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R10" svg:font-family="CMR10"/>
    <style:font-face style:name="Calibri" svg:font-family="Calibri"/>
    <style:font-face style:name="DejaVu Sans" svg:font-family="'DejaVu Sans'" style:font-family-generic="system" style:font-pitch="variable"/>
    <style:font-face style:name="Futura PT Book" svg:font-family="'Futura PT Book'"/>
    <style:font-face style:name="Futura PT Light" svg:font-family="'Futura PT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_20_29_5f__5f__5f__5f__5f_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cm" fo:padding-bottom="0.1cm" fo:padding-left="0cm" fo:padding-right="0.1cm" fo:wrap-option="wrap" loext:decorative="false"/>
      <style:paragraph-properties style:writing-mode="lr-tb"/>
    </style:style>
    <style:style style:name="pr2" style:family="presentation" style:parent-style-name="Default_20_29_5f__5f__5f__5f__5f__5f__5f__5f_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29_5f__5f__5f__5f__5f__5f__5f__5f_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453cm" fo:margin-bottom="0.1cm" fo:line-height="90%" fo:text-align="start" fo:text-indent="0cm" style:punctuation-wrap="hanging" loext:tab-stop-distance="2.54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10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453cm" fo:margin-bottom="0.1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10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P5" style:family="paragraph">
      <loext:graphic-properties draw:fill-color="#ffffff"/>
      <style:text-properties fo:font-size="23.3999996185303pt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style:font-name="CMR10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letter-spacing="normal" fo:language="ru" fo:country="RU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1e22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9_5f__5f__5f__5f__5f__5f__5f__5f_">
        <office:forms form:automatic-focus="false" form:apply-design-mode="false"/>
        <draw:frame draw:name="Заголовок 26" presentation:style-name="pr1" draw:text-style-name="P2" draw:layer="layout" svg:width="26.35cm" svg:height="1.19cm" svg:x="1.432cm" svg:y="1.529cm" presentation:class="title" presentation:user-transformed="true">
          <draw:text-box>
            <text:p text:style-name="P1"><text:span text:style-name="T1">Лабораторная работа: RISC-V <text:s/>тулчейн на примере матриц</text:span></text:p>
          </draw:text-box>
        </draw:frame>
        <draw:frame draw:name="Объект 3" presentation:style-name="pr2" draw:text-style-name="P4" draw:layer="layout" svg:width="25.779cm" svg:height="8.448cm" svg:x="0.952cm" svg:y="3.935cm" presentation:class="outline" presentation:user-transformed="true">
          <draw:text-box>
            <text:list text:style-name="L2">
              <text:list-item>
                <text:p text:style-name="P3"><text:span text:style-name="T2">Напишите перемножение матриц на языке C. В качестве алгоритма можете выбрать любой, в том числе и тривиальную вещь. Дополнительное задание — реализуйте cache friendly, векторезуемый алгоритм перемножения</text:span></text:p>
              </text:list-item>
              <text:list-item>
                <text:p text:style-name="P3"><text:span text:style-name="T2">Ваша программа должна быть написана с учетом хороших практик — читабельность, расширяемость, удобство интерфейсов, ООП. Также должны быть написаны тесты с возможностью удобного добавления</text:span></text:p>
              </text:list-item>
              <text:list-item>
                <text:p text:style-name="P3"><text:span text:style-name="T2">Для анализа вашей программы должны быть использованы </text:span><text:span text:style-name="T3">valgrind, gprof, address sanitizer </text:span><text:span text:style-name="T2">под x86_64. Дополнительное задание — заставить по возможности работать санитайзеры и valgrind с RISC-V (не известно, насколько они портированы, советую делать это доп задание последним)</text:span></text:p>
              </text:list-item>
              <text:list-item>
                <text:p text:style-name="P3"><text:span text:style-name="T2">Ваша программа должна поддерживать отладку как хостовым дебаггером, так и дебаггером под RISC-V (отладка в qemu)</text:span></text:p>
              </text:list-item>
              <text:list-item>
                <text:p text:style-name="P3"><text:span text:style-name="T2">Ваша программа должна содержать базовую систему сборки (make или cmake). Программа должна собираться как под x86_64, так и под RISC-V с учетом особенностей сборки (нужен кросс тулчейн)</text:span></text:p>
              </text:list-item>
              <text:list-item>
                <text:p text:style-name="P3"><text:span text:style-name="T2">На x86_64 ваша программа тестируется нативно, в то время как на RISC-V тестирование должно быть организовано с помощью </text:span><text:span text:style-name="T3">qemu-riscv64</text:span><text:span text:style-name="T2">.</text:span></text:p>
              </text:list-item>
              <text:list-item>
                <text:p text:style-name="P3"><text:span text:style-name="T2">Все инструменты для разработки под RISC-V брать из </text:span><text:span text:style-name="T3">Syntacore Devtoolkit</text:span></text:p>
              </text:list-item>
              <text:list-item>
                <text:p text:style-name="P3"><text:span text:style-name="T2">Ваша программа должна иметь возможность запускать тесты нативно (если вы находитесь на системе с RISC-V процессором)</text:span></text:p>
              </text:list-item>
              <text:list-item>
                <text:p text:style-name="P3"><text:span text:style-name="T2">Дополнительное задание — вам <text:s/>необходимо написать несколько тестов — бенчмарков, задача которых <text:s/>- анализировать вашу программу (алгоритм) на производительность. При доступе к плате эти тесты нужно будет прогнать.</text:span></text:p>
              </text:list-item>
              <text:list-item>
                <text:p text:style-name="P3"><text:span text:style-name="T2">Альтернативно (или как плюс еще одно дополнительное задание) реализовать бенчмаркинг вашей программы на симуляторе </text:span><text:span text:style-name="T3">GEM5</text:span></text:p>
              </text:list-item>
              <text:list-item>
                <text:p text:style-name="P3"><text:span text:style-name="T2">По каждому пункту можно и нужно задавать вопросы, не стесняемся. Даже если не понятно, как подступить к конкретному пункту. Так же очень <text:s/>советую гуглить и читать туториалы и документации по инструментам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65cm" svg:height="11.136cm" svg:x="1.166cm" svg:y="2.256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R10" svg:font-family="CMR10"/>
    <style:font-face style:name="Calibri" svg:font-family="Calibri"/>
    <style:font-face style:name="DejaVu Sans" svg:font-family="'DejaVu Sans'" style:font-family-generic="system" style:font-pitch="variable"/>
    <style:font-face style:name="Futura PT Book" svg:font-family="'Futura PT Book'"/>
    <style:font-face style:name="Futura PT Light" svg:font-family="'Futura PT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9_5f__5f__5f__5f__5f__5f__5f__5f_-background" style:display-name="Default 29________-background" style:family="presentation">
      <style:graphic-properties draw:stroke="none" draw:fill="solid" draw:fill-color="#ffffff"/>
      <style:text-properties style:letter-kerning="true"/>
    </style:style>
    <style:style style:name="Default_20_29_5f__5f__5f__5f__5f__5f__5f__5f_-backgroundobjects" style:display-name="Default 29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9_5f__5f__5f__5f__5f__5f__5f__5f_-notes" style:display-name="Default 29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29_5f__5f__5f__5f__5f__5f__5f__5f_-outline1" style:display-name="Default 29________-outline1" style:family="presentation">
      <style:graphic-properties draw:stroke="none" draw:fill="none" draw:auto-grow-height="false" draw:fit-to-size="false" style:shrink-to-fit="true" style:writing-mode="lr-tb">
        <text:list-style style:name="Default_20_29_5f__5f__5f__5f__5f__5f__5f__5f_-outline1" style:display-name="Default 29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1.6000003814697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Default_20_29_5f__5f__5f__5f__5f__5f__5f__5f_-outline2" style:display-name="Default 29________-outline2" style:family="presentation" style:parent-style-name="Default_20_29_5f__5f__5f__5f__5f__5f__5f__5f_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Default_20_29_5f__5f__5f__5f__5f__5f__5f__5f_-outline3" style:display-name="Default 29________-outline3" style:family="presentation" style:parent-style-name="Default_20_29_5f__5f__5f__5f__5f__5f__5f__5f_-outline2">
      <style:graphic-properties style:writing-mode="lr-tb"/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Default_20_29_5f__5f__5f__5f__5f__5f__5f__5f_-outline4" style:display-name="Default 29________-outline4" style:family="presentation" style:parent-style-name="Default_20_29_5f__5f__5f__5f__5f__5f__5f__5f_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Default_20_29_5f__5f__5f__5f__5f__5f__5f__5f_-outline5" style:display-name="Default 29________-outline5" style:family="presentation" style:parent-style-name="Default_20_29_5f__5f__5f__5f__5f__5f__5f_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9_5f__5f__5f__5f__5f__5f__5f__5f_-outline6" style:display-name="Default 29________-outline6" style:family="presentation" style:parent-style-name="Default_20_29_5f__5f__5f__5f__5f__5f__5f_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9_5f__5f__5f__5f__5f__5f__5f__5f_-outline7" style:display-name="Default 29________-outline7" style:family="presentation" style:parent-style-name="Default_20_29_5f__5f__5f__5f__5f__5f__5f_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9_5f__5f__5f__5f__5f__5f__5f__5f_-outline8" style:display-name="Default 29________-outline8" style:family="presentation" style:parent-style-name="Default_20_29_5f__5f__5f__5f__5f__5f__5f_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9_5f__5f__5f__5f__5f__5f__5f__5f_-outline9" style:display-name="Default 29________-outline9" style:family="presentation" style:parent-style-name="Default_20_29_5f__5f__5f__5f__5f__5f__5f_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9_5f__5f__5f__5f__5f__5f__5f__5f_-subtitle" style:display-name="Default 29________-subtitle" style:family="presentation">
      <style:graphic-properties draw:stroke="none" draw:fill="none" draw:textarea-vertical-align="middle">
        <text:list-style style:name="Default_20_29_5f__5f__5f__5f__5f__5f__5f__5f_-subtitle" style:display-name="Default 29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9_5f__5f__5f__5f__5f__5f__5f__5f_-title" style:display-name="Default 29________-title" style:family="presentation">
      <style:graphic-properties draw:stroke="none" draw:fill="none" draw:textarea-vertical-align="middle" style:writing-mode="lr-tb">
        <text:list-style style:name="Default_20_29_5f__5f__5f__5f__5f__5f__5f__5f_-title" style:display-name="Default 29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7.3999996185303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cm" fo:padding-bottom="0.1cm" fo:padding-left="0cm" fo:padding-right="0.1cm" fo:wrap-option="wrap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015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367cm" fo:min-width="0.01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355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367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366cm" fo:min-width="0.116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362cm" fo:min-width="0.047cm" fo:padding-top="0.125cm" fo:padding-bottom="0.125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048cm" fo:min-width="0cm" fo:padding-top="0.125cm" fo:padding-bottom="0.125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.018cm" draw:stroke-linejoin="miter" svg:stroke-linecap="butt" draw:fill="solid" draw:fill-color="#1e22aa" draw:textarea-horizontal-align="justify" draw:textarea-vertical-align="middle" draw:auto-grow-height="false" draw:fit-to-size="false" style:shrink-to-fit="false" fo:min-height="0.081cm" fo:min-width="0cm" fo:padding-top="0.125cm" fo:padding-bottom="0.125cm" fo:padding-left="0.25cm" fo:padding-right="0.25cm" fo:wrap-option="wrap" loext:decorative="false"/>
    </style:style>
    <style:style style:name="Mgr15" style:family="graphic" style:parent-style-name="standard" style:list-style-name="ML4">
      <style:graphic-properties draw:stroke="none" svg:stroke-width="0cm" draw:fill="solid" draw:fill-color="#e6ecf2" draw:opacity="50%" draw:textarea-horizontal-align="justify" draw:textarea-vertical-align="middle" draw:auto-grow-height="false" draw:fit-to-size="false" style:shrink-to-fit="false" fo:min-height="0.308cm" fo:min-width="0.9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draw:fill="none" draw:fill-color="#ffffff" fo:min-height="15.376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font-size="26.3999996185303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85%" fo:text-align="start" fo:text-indent="0cm" style:punctuation-wrap="hanging" loext:tab-stop-distance="2.54cm" style:font-independent-line-spacing="true">
        <style:tab-stops/>
      </style:paragraph-properties>
      <style:text-properties fo:font-size="26.3999996185303pt" fo:hyphenate="false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1.6000003814697pt"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1.6000003814697pt" fo:hyphenate="false"/>
    </style:style>
    <style:style style:name="M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11.6000003814697pt" fo:hyphenate="false"/>
    </style:style>
    <style:style style:name="MP12" style:family="paragraph">
      <style:paragraph-properties fo:text-align="center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loext:graphic-properties draw:fill="solid" draw:fill-color="#1e22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.89999961853027pt" fo:hyphenate="false"/>
    </style:style>
    <style:style style:name="MP16" style:family="paragraph">
      <loext:graphic-properties draw:fill="solid" draw:fill-color="#e6ecf2" draw:opacity="50%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9.89999961853027pt" fo:hyphenate="false"/>
    </style:style>
    <style:style style:name="MP17" style:family="paragraph">
      <loext:graphic-properties draw:fill="none" draw:fill-color="#ffffff"/>
    </style:style>
    <style:style style:name="MT1" style:family="text">
      <style:text-properties fo:font-variant="normal" fo:text-transform="none" fo:color="#1e22aa" loext:opacity="100%" style:text-outline="false" style:text-line-through-style="none" style:text-line-through-type="none" style:text-position="0% 100%" style:font-name="Futura PT Book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size="10pt" fo:letter-spacing="normal" fo:language="ru" fo:country="RU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9_5f__5f__5f__5f__5f__5f__5f__5f_" style:display-name="Default 29________" style:page-layout-name="PM1" draw:style-name="Mdp2">
      <loext:theme loext:name="Y_2023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frame draw:name="Заголовок 1" draw:style-name="Mgr3" draw:text-style-name="MP8" draw:layer="backgroundobjects" svg:width="21.602cm" svg:height="1.338cm" svg:x="1.432cm" svg:y="1.529cm">
        <draw:text-box>
          <text:p text:style-name="MP7"><text:span text:style-name="MT1">Образец заголовка</text:span></text:p>
        </draw:text-box>
      </draw:frame>
      <draw:frame draw:name="Объект 2" draw:style-name="Mgr4" draw:text-style-name="MP11" draw:layer="backgroundobjects" svg:width="25.134cm" svg:height="9.992cm" svg:x="1.432cm" svg:y="3.608cm">
        <draw:text-box>
          <text:list text:style-name="ML3">
            <text:list-item>
              <text:p text:style-name="MP9"><text:span text:style-name="MT2">Образец текста</text:span></text:p>
              <text:list>
                <text:list-item>
                  <text:p text:style-name="MP10"><text:span text:style-name="MT2">Второй уровень</text:span></text:p>
                  <text:list>
                    <text:list-item>
                      <text:p text:style-name="MP10"><text:span text:style-name="MT2">Третий уровень</text:span></text:p>
                      <text:list>
                        <text:list-item>
                          <text:p text:style-name="MP10"><text:span text:style-name="MT2">Четвертый уровень</text:span></text:p>
                          <text:list>
                            <text:list-item>
                              <text:p text:style-name="MP10"><text:span text:style-name="MT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ижний колонтитул 4" draw:style-name="Mgr5" draw:text-style-name="MP13" draw:layer="backgroundobjects" svg:width="9.449cm" svg:height="0.598cm" svg:x="1.432cm" svg:y="14.899cm" presentation:class="footer" presentation:user-transformed="true">
        <draw:text-box>
          <text:p text:style-name="MP12"><text:span text:style-name="MT3"><presentation:footer/></text:span></text:p>
        </draw:text-box>
      </draw:frame>
      <draw:g draw:name="Группа 16" draw:style-name="Mgr6">
        <draw:custom-shape draw:name="Полилиния: фигура 17" draw:style-name="Mgr7" draw:text-style-name="MP14" draw:layer="backgroundobjects" svg:width="0.305cm" svg:height="0.264cm" svg:x="25.384cm" svg:y="1.448cm">
          <text:p/>
          <draw:enhanced-geometry draw:mirror-horizontal="false" draw:mirror-vertical="false" svg:viewBox="0 0 0 0" draw:glue-points="?f0 ?f1 ?f2 ?f3 ?f4 ?f5" drawooo:sub-view-size="527172 456670" draw:text-areas="0 0 ?f6 ?f7" draw:type="ooxml-non-primitive" draw:enhanced-path="M 263586 0 L 0 456671 527172 456671 Z N">
            <draw:equation draw:name="f0" draw:formula="263586*logwidth/527172"/>
            <draw:equation draw:name="f1" draw:formula="0*logheight/456670"/>
            <draw:equation draw:name="f2" draw:formula="0*logwidth/527172"/>
            <draw:equation draw:name="f3" draw:formula="456671*logheight/456670"/>
            <draw:equation draw:name="f4" draw:formula="527172*logwidth/527172"/>
            <draw:equation draw:name="f5" draw:formula="456671*logheight/456670"/>
            <draw:equation draw:name="f6" draw:formula="logwidth"/>
            <draw:equation draw:name="f7" draw:formula="logheight"/>
          </draw:enhanced-geometry>
        </draw:custom-shape>
        <draw:custom-shape draw:name="Полилиния: фигура 18" draw:style-name="Mgr8" draw:text-style-name="MP14" draw:layer="backgroundobjects" svg:width="0.509cm" svg:height="0.616cm" svg:x="25.06cm" svg:y="1.097cm">
          <text:p/>
          <draw:enhanced-geometry draw:mirror-horizontal="false" draw:mirror-vertical="false" svg:viewBox="0 0 0 0" draw:glue-points="?f0 ?f1 ?f2 ?f3 ?f4 ?f5 ?f6 ?f7 ?f8 ?f9 ?f10 ?f11" drawooo:sub-view-size="878408 1062601" draw:text-areas="0 0 ?f12 ?f13" draw:type="ooxml-non-primitive" draw:enhanced-path="M 342344 0 L 0 593227 0 1062601 538605 1062601 538605 589417 878408 0 Z N">
            <draw:equation draw:name="f0" draw:formula="342344*logwidth/878408"/>
            <draw:equation draw:name="f1" draw:formula="0*logheight/1062601"/>
            <draw:equation draw:name="f2" draw:formula="0*logwidth/878408"/>
            <draw:equation draw:name="f3" draw:formula="593227*logheight/1062601"/>
            <draw:equation draw:name="f4" draw:formula="0*logwidth/878408"/>
            <draw:equation draw:name="f5" draw:formula="1062601*logheight/1062601"/>
            <draw:equation draw:name="f6" draw:formula="538605*logwidth/878408"/>
            <draw:equation draw:name="f7" draw:formula="1062601*logheight/1062601"/>
            <draw:equation draw:name="f8" draw:formula="538605*logwidth/878408"/>
            <draw:equation draw:name="f9" draw:formula="589417*logheight/1062601"/>
            <draw:equation draw:name="f10" draw:formula="878408*logwidth/878408"/>
            <draw:equation draw:name="f11" draw:formula="0*logheight/1062601"/>
            <draw:equation draw:name="f12" draw:formula="logwidth"/>
            <draw:equation draw:name="f13" draw:formula="logheight"/>
          </draw:enhanced-geometry>
        </draw:custom-shape>
        <draw:custom-shape draw:name="Полилиния: фигура 19" draw:style-name="Mgr9" draw:text-style-name="MP14" draw:layer="backgroundobjects" svg:width="0.348cm" svg:height="0.604cm" svg:x="25.701cm" svg:y="1.737cm">
          <text:p/>
          <draw:enhanced-geometry draw:mirror-horizontal="false" draw:mirror-vertical="false" svg:viewBox="0 0 0 0" draw:glue-points="?f0 ?f1 ?f2 ?f3 ?f4 ?f5" drawooo:sub-view-size="601484 1042911" draw:text-areas="0 0 ?f6 ?f7" draw:type="ooxml-non-primitive" draw:enhanced-path="M 0 1042912 L 601484 1042912 0 0 Z N">
            <draw:equation draw:name="f0" draw:formula="0*logwidth/601484"/>
            <draw:equation draw:name="f1" draw:formula="1042912*logheight/1042911"/>
            <draw:equation draw:name="f2" draw:formula="601484*logwidth/601484"/>
            <draw:equation draw:name="f3" draw:formula="1042912*logheight/1042911"/>
            <draw:equation draw:name="f4" draw:formula="0*logwidth/601484"/>
            <draw:equation draw:name="f5" draw:formula="0*logheight/1042911"/>
            <draw:equation draw:name="f6" draw:formula="logwidth"/>
            <draw:equation draw:name="f7" draw:formula="logheight"/>
          </draw:enhanced-geometry>
        </draw:custom-shape>
        <draw:custom-shape draw:name="Полилиния: фигура 20" draw:style-name="Mgr10" draw:text-style-name="MP14" draw:layer="backgroundobjects" svg:width="0.311cm" svg:height="0.616cm" svg:x="25.06cm" svg:y="1.725cm">
          <text:p/>
          <draw:enhanced-geometry draw:mirror-horizontal="false" draw:mirror-vertical="false" svg:viewBox="0 0 0 0" draw:glue-points="?f0 ?f1 ?f2 ?f3 ?f4 ?f5 ?f6 ?f7" drawooo:sub-view-size="537969 1062600" draw:text-areas="0 0 ?f8 ?f9" draw:type="ooxml-non-primitive" draw:enhanced-path="M 0 0 L 537970 0 537970 1062601 0 1062601 Z N">
            <draw:equation draw:name="f0" draw:formula="0*logwidth/537969"/>
            <draw:equation draw:name="f1" draw:formula="0*logheight/1062600"/>
            <draw:equation draw:name="f2" draw:formula="537970*logwidth/537969"/>
            <draw:equation draw:name="f3" draw:formula="0*logheight/1062600"/>
            <draw:equation draw:name="f4" draw:formula="537970*logwidth/537969"/>
            <draw:equation draw:name="f5" draw:formula="1062601*logheight/1062600"/>
            <draw:equation draw:name="f6" draw:formula="0*logwidth/537969"/>
            <draw:equation draw:name="f7" draw:formula="1062601*logheight/1062600"/>
            <draw:equation draw:name="f8" draw:formula="logwidth"/>
            <draw:equation draw:name="f9" draw:formula="logheight"/>
          </draw:enhanced-geometry>
        </draw:custom-shape>
        <draw:custom-shape draw:name="Полилиния: фигура 21" draw:style-name="Mgr11" draw:text-style-name="MP14" draw:layer="backgroundobjects" svg:width="0.615cm" svg:height="0.615cm" svg:x="25.97cm" svg:y="1.725cm">
          <text:p/>
          <draw:enhanced-geometry draw:mirror-horizontal="false" draw:mirror-vertical="false" svg:viewBox="0 0 0 0" draw:glue-points="?f0 ?f1 ?f2 ?f3 ?f4 ?f5 ?f6 ?f7 ?f8 ?f9" drawooo:sub-view-size="1061965 1061965" draw:text-areas="0 0 ?f10 ?f11" draw:type="ooxml-non-primitive" draw:enhanced-path="M 530983 0 C 238180 0 0 238180 0 530983 0 823786 238180 1061966 530983 1061966 823785 1061966 1061966 823786 1061966 530983 1061966 238180 823785 0 530983 0 N">
            <draw:equation draw:name="f0" draw:formula="530983*logwidth/1061965"/>
            <draw:equation draw:name="f1" draw:formula="0*logheight/1061965"/>
            <draw:equation draw:name="f2" draw:formula="0*logwidth/1061965"/>
            <draw:equation draw:name="f3" draw:formula="530983*logheight/1061965"/>
            <draw:equation draw:name="f4" draw:formula="530983*logwidth/1061965"/>
            <draw:equation draw:name="f5" draw:formula="1061966*logheight/1061965"/>
            <draw:equation draw:name="f6" draw:formula="1061966*logwidth/1061965"/>
            <draw:equation draw:name="f7" draw:formula="530983*logheight/1061965"/>
            <draw:equation draw:name="f8" draw:formula="530983*logwidth/1061965"/>
            <draw:equation draw:name="f9" draw:formula="0*logheight/1061965"/>
            <draw:equation draw:name="f10" draw:formula="logwidth"/>
            <draw:equation draw:name="f11" draw:formula="logheight"/>
          </draw:enhanced-geometry>
        </draw:custom-shape>
        <draw:custom-shape draw:name="Полилиния: фигура 22" draw:style-name="Mgr10" draw:text-style-name="MP14" draw:layer="backgroundobjects" svg:width="0.307cm" svg:height="0.616cm" svg:x="25.385cm" svg:y="1.725cm">
          <text:p/>
          <draw:enhanced-geometry draw:mirror-horizontal="false" draw:mirror-vertical="false" svg:viewBox="0 0 0 0" draw:glue-points="?f0 ?f1 ?f2 ?f3 ?f4 ?f5 ?f6 ?f7 ?f8 ?f9 ?f10 ?f11" drawooo:sub-view-size="531618 1062600" draw:text-areas="0 0 ?f12 ?f13" draw:type="ooxml-non-primitive" draw:enhanced-path="M 0 0 L 0 0 0 1062601 635 1062601 C 293438 1062601 531618 824421 531618 531618 531618 238180 293438 0 0 0 N">
            <draw:equation draw:name="f0" draw:formula="0*logwidth/531618"/>
            <draw:equation draw:name="f1" draw:formula="0*logheight/1062600"/>
            <draw:equation draw:name="f2" draw:formula="0*logwidth/531618"/>
            <draw:equation draw:name="f3" draw:formula="0*logheight/1062600"/>
            <draw:equation draw:name="f4" draw:formula="0*logwidth/531618"/>
            <draw:equation draw:name="f5" draw:formula="1062601*logheight/1062600"/>
            <draw:equation draw:name="f6" draw:formula="635*logwidth/531618"/>
            <draw:equation draw:name="f7" draw:formula="1062601*logheight/1062600"/>
            <draw:equation draw:name="f8" draw:formula="531618*logwidth/531618"/>
            <draw:equation draw:name="f9" draw:formula="531618*logheight/1062600"/>
            <draw:equation draw:name="f10" draw:formula="0*logwidth/531618"/>
            <draw:equation draw:name="f11" draw:formula="0*logheight/1062600"/>
            <draw:equation draw:name="f12" draw:formula="logwidth"/>
            <draw:equation draw:name="f13" draw:formula="logheight"/>
          </draw:enhanced-geometry>
        </draw:custom-shape>
        <draw:custom-shape draw:name="Полилиния: фигура 23" draw:style-name="Mgr12" draw:text-style-name="MP14" draw:layer="backgroundobjects" svg:width="0.546cm" svg:height="0.611cm" svg:x="25.544cm" svg:y="1.101cm">
          <text:p/>
          <draw:enhanced-geometry draw:mirror-horizontal="false" draw:mirror-vertical="false" svg:viewBox="0 0 0 0" draw:glue-points="?f0 ?f1 ?f2 ?f3 ?f4 ?f5 ?f6 ?f7" drawooo:sub-view-size="942557 1054979" draw:text-areas="0 0 ?f8 ?f9" draw:type="ooxml-non-primitive" draw:enhanced-path="M 276289 1054980 L 942558 1054980 333452 0 0 577349 Z N">
            <draw:equation draw:name="f0" draw:formula="276289*logwidth/942557"/>
            <draw:equation draw:name="f1" draw:formula="1054980*logheight/1054979"/>
            <draw:equation draw:name="f2" draw:formula="942558*logwidth/942557"/>
            <draw:equation draw:name="f3" draw:formula="1054980*logheight/1054979"/>
            <draw:equation draw:name="f4" draw:formula="333452*logwidth/942557"/>
            <draw:equation draw:name="f5" draw:formula="0*logheight/1054979"/>
            <draw:equation draw:name="f6" draw:formula="0*logwidth/942557"/>
            <draw:equation draw:name="f7" draw:formula="577349*logheight/1054979"/>
            <draw:equation draw:name="f8" draw:formula="logwidth"/>
            <draw:equation draw:name="f9" draw:formula="logheight"/>
          </draw:enhanced-geometry>
        </draw:custom-shape>
        <draw:custom-shape draw:name="Полилиния: фигура 24" draw:style-name="Mgr13" draw:text-style-name="MP14" draw:layer="backgroundobjects" svg:width="0.278cm" svg:height="0.297cm" svg:x="25.709cm" svg:y="1.725cm">
          <text:p/>
          <draw:enhanced-geometry draw:mirror-horizontal="false" draw:mirror-vertical="false" svg:viewBox="0 0 0 0" draw:glue-points="?f0 ?f1 ?f2 ?f3 ?f4 ?f5 ?f6 ?f7 ?f8 ?f9" drawooo:sub-view-size="482076 512563" draw:text-areas="0 0 ?f10 ?f11" draw:type="ooxml-non-primitive" draw:enhanced-path="M 0 0 L 295978 512564 C 405859 479536 482077 377913 482077 261681 482077 117502 364575 0 220396 0 L 0 0 Z N">
            <draw:equation draw:name="f0" draw:formula="0*logwidth/482076"/>
            <draw:equation draw:name="f1" draw:formula="0*logheight/512563"/>
            <draw:equation draw:name="f2" draw:formula="295978*logwidth/482076"/>
            <draw:equation draw:name="f3" draw:formula="512564*logheight/512563"/>
            <draw:equation draw:name="f4" draw:formula="482077*logwidth/482076"/>
            <draw:equation draw:name="f5" draw:formula="261681*logheight/512563"/>
            <draw:equation draw:name="f6" draw:formula="220396*logwidth/482076"/>
            <draw:equation draw:name="f7" draw:formula="0*logheight/512563"/>
            <draw:equation draw:name="f8" draw:formula="0*logwidth/482076"/>
            <draw:equation draw:name="f9" draw:formula="0*logheight/512563"/>
            <draw:equation draw:name="f10" draw:formula="logwidth"/>
            <draw:equation draw:name="f11" draw:formula="logheight"/>
          </draw:enhanced-geometry>
        </draw:custom-shape>
        <draw:custom-shape draw:name="Полилиния: фигура 25" draw:style-name="Mgr14" draw:text-style-name="MP14" draw:layer="backgroundobjects" svg:width="0.381cm" svg:height="0.33cm" svg:x="24.863cm" svg:y="1.097cm">
          <text:p/>
          <draw:enhanced-geometry draw:mirror-horizontal="false" draw:mirror-vertical="false" svg:viewBox="0 0 0 0" draw:glue-points="?f0 ?f1 ?f2 ?f3 ?f4 ?f5" drawooo:sub-view-size="658012 570362" draw:text-areas="0 0 ?f6 ?f7" draw:type="ooxml-non-primitive" draw:enhanced-path="M 0 0 L 329006 570362 658012 0 Z N">
            <draw:equation draw:name="f0" draw:formula="0*logwidth/658012"/>
            <draw:equation draw:name="f1" draw:formula="0*logheight/570362"/>
            <draw:equation draw:name="f2" draw:formula="329006*logwidth/658012"/>
            <draw:equation draw:name="f3" draw:formula="570362*logheight/570362"/>
            <draw:equation draw:name="f4" draw:formula="658012*logwidth/658012"/>
            <draw:equation draw:name="f5" draw:formula="0*logheight/570362"/>
            <draw:equation draw:name="f6" draw:formula="logwidth"/>
            <draw:equation draw:name="f7" draw:formula="logheight"/>
          </draw:enhanced-geometry>
        </draw:custom-shape>
      </draw:g>
      <draw:custom-shape draw:name="Номер слайда 5" draw:style-name="Mgr15" draw:text-style-name="MP16" draw:layer="backgroundobjects" svg:width="1.487cm" svg:height="0.561cm" svg:x="25.079cm" svg:y="15.188cm">
        <text:p text:style-name="MP15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9_5f__5f__5f__5f__5f__5f__5f__5f_-title" draw:layer="backgroundobjects" svg:width="25.198cm" svg:height="2.629cm" svg:x="1.4cm" svg:y="0.628cm" presentation:class="title" presentation:placeholder="true">
        <draw:text-box/>
      </draw:frame>
      <draw:frame presentation:style-name="Default_20_29_5f__5f__5f__5f__5f__5f__5f_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draw:style-name="standard" draw:layer="backgroundobjects" svg:width="0.001cm" svg:height="0.001cm" svg:x="0cm" svg:y="2.638cm" presentation:class="page"/>
        <draw:frame draw:style-name="Mgr16" draw:text-style-name="MP17" draw:layer="backgroundobjects" svg:width="18.519cm" svg:height="15.626cm" svg:x="2.314cm" svg:y="16.495cm">
          <draw:text-box>
            <text:p/>
          </draw:text-box>
        </draw:frame>
        <draw:frame draw:style-name="Mgr1" draw:text-style-name="MP2" draw:layer="backgroundobjects" svg:width="10.046cm" svg:height="1.735cm" svg:x="0cm" svg:y="0cm" presentation:class="header">
          <draw:text-box>
            <text:p text:style-name="MP1"><text:span text:style-name="MT3"><presentation:header/></text:span></text:p>
          </draw:text-box>
        </draw:frame>
        <draw:frame draw:style-name="Mgr1" draw:text-style-name="MP4" draw:layer="backgroundobjects" svg:width="10.046cm" svg:height="1.735cm" svg:x="13.102cm" svg:y="0cm" presentation:class="date-time">
          <draw:text-box>
            <text:p text:style-name="MP3"><text:span text:style-name="MT3"><presentation:date-time/></text:span></text:p>
          </draw:text-box>
        </draw:frame>
        <draw:frame draw:style-name="Mgr2" draw:text-style-name="MP2" draw:layer="backgroundobjects" svg:width="10.046cm" svg:height="1.735cm" svg:x="0cm" svg:y="32.991cm" presentation:class="footer">
          <draw:text-box>
            <text:p text:style-name="MP1"><text:span text:style-name="MT3"><presentation:footer/></text:span></text:p>
          </draw:text-box>
        </draw:frame>
        <draw:frame draw:style-name="Mgr2" draw:text-style-name="MP4" draw:layer="backgroundobjects" svg:width="10.046cm" svg:height="1.735cm" svg:x="13.102cm" svg:y="32.991cm" presentation:class="page-number">
          <draw:text-box>
            <text:p text:style-name="MP3"><text:span text:style-name="MT3"><text:page-number>&lt;number&gt;</text:page-number></text:span></text:p>
          </draw:text-box>
        </draw:frame>
        <draw:frame presentation:style-name="Default_20_29_5f__5f__5f__5f__5f__5f__5f__5f_-notes" draw:layer="backgroundobjects" svg:width="16.799cm" svg:height="13.364cm" svg:x="2.099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48:59.505678575</meta:creation-date>
    <dc:date>2024-10-22T23:04:52.739211053</dc:date>
    <meta:editing-duration>PT3M11S</meta:editing-duration>
    <meta:editing-cycles>2</meta:editing-cycles>
    <meta:generator>LibreOffice/24.2.6.2$Linux_X86_64 LibreOffice_project/420$Build-2</meta:generator>
    <meta:document-statistic meta:object-count="48"/>
  </office:meta>
</office:document-meta>
</file>